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text-properties style:font-name="Liberation Mono" officeooo:paragraph-rsid="000435a8"/>
    </style:style>
    <style:style style:name="P7" style:family="paragraph" style:parent-style-name="Text_20_body">
      <style:paragraph-properties fo:margin-top="0in" fo:margin-bottom="0.0201in" style:contextual-spacing="false"/>
      <style:text-properties style:font-name="Liberation Serif" officeooo:paragraph-rsid="000435a8"/>
    </style:style>
    <style:style style:name="P8" style:family="paragraph" style:parent-style-name="Heading_20_1">
      <style:paragraph-properties fo:break-before="page"/>
      <style:text-properties officeooo:paragraph-rsid="000435a8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text-properties style:font-name="Liberation Mono" officeooo:paragraph-rsid="000435a8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text-underline-style="solid" style:text-underline-width="auto" style:text-underline-color="font-color" loext:padding="0in" loext:border="non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696. Minimum String Length After Removing Substrings</text:h>
      <text:p text:style-name="P2">You are given a string <text:span text:style-name="Source_20_Text"><text:span text:style-name="T1">s</text:span></text:span> consisting only of <text:span text:style-name="Strong_20_Emphasis"><text:span text:style-name="T2">uppercase</text:span></text:span> English letters.</text:p>
      <text:p text:style-name="P2">You can apply some operations to this string where, in one operation, you can remove <text:span text:style-name="Strong_20_Emphasis"><text:span text:style-name="T2">any</text:span></text:span> occurrence of one of the substrings <text:span text:style-name="Source_20_Text"><text:span text:style-name="T1">"AB"</text:span></text:span> or <text:span text:style-name="Source_20_Text"><text:span text:style-name="T1">"CD"</text:span></text:span> from <text:span text:style-name="Source_20_Text"><text:span text:style-name="T1">s</text:span></text:span>.</text:p>
      <text:p text:style-name="P2">Return <text:span text:style-name="Emphasis"><text:span text:style-name="T2">the </text:span></text:span><text:span text:style-name="Emphasis"><text:span text:style-name="Strong_20_Emphasis"><text:span text:style-name="T2">minimum</text:span></text:span></text:span><text:span text:style-name="Emphasis"><text:span text:style-name="T2"> possible length of the resulting string that you can obtain</text:span></text:span>.</text:p>
      <text:p text:style-name="P2"><text:span text:style-name="Strong_20_Emphasis"><text:span text:style-name="T2">Note</text:span></text:span> that the string concatenates after removing the substring and could produce new <text:span text:style-name="Source_20_Text"><text:span text:style-name="T1">"AB"</text:span></text:span> or <text:span text:style-name="Source_20_Text"><text:span text:style-name="T1">"CD"</text:span></text:span> substrings.</text:p>
      <text:p text:style-name="P2"><text:span text:style-name="Strong_20_Emphasis"><text:span text:style-name="T2">Example 1:</text:span></text:span></text:p>
      <text:p text:style-name="P1"><text:span text:style-name="Strong_20_Emphasis"><text:span text:style-name="T2">Input:</text:span></text:span> s = "ABFCACDB"</text:p>
      <text:p text:style-name="P1"><text:span text:style-name="Strong_20_Emphasis"><text:span text:style-name="T2">Output:</text:span></text:span> 2</text:p>
      <text:p text:style-name="P1"><text:span text:style-name="Strong_20_Emphasis"><text:span text:style-name="T2">Explanation:</text:span></text:span> We can do the following operations:</text:p>
      <text:p text:style-name="P1">- Remove the substring "<text:span text:style-name="T3">AB</text:span>FCACDB", so s = "FCACDB".</text:p>
      <text:p text:style-name="P1">- Remove the substring "FCA<text:span text:style-name="T3">CD</text:span>B", so s = "FCAB".</text:p>
      <text:p text:style-name="P1">- Remove the substring "FC<text:span text:style-name="T3">AB</text:span>", so s = "FC".</text:p>
      <text:p text:style-name="P5">So the resulting length of the string is 2.</text:p>
      <text:p text:style-name="P4">It can be shown that it is the minimum length that we can obtain.</text:p>
      <text:p text:style-name="P2"><text:span text:style-name="Strong_20_Emphasis"><text:span text:style-name="T2">Example 2:</text:span></text:span></text:p>
      <text:p text:style-name="P1"><text:span text:style-name="Strong_20_Emphasis"><text:span text:style-name="T2">Input:</text:span></text:span> s = "ACBBD"</text:p>
      <text:p text:style-name="P1"><text:span text:style-name="Strong_20_Emphasis"><text:span text:style-name="T2">Output:</text:span></text:span> 5</text:p>
      <text:p text:style-name="P3"><text:span text:style-name="Strong_20_Emphasis"><text:span text:style-name="T2">Explanation:</text:span></text:span> We cannot do any operations on the string so the length remains the same.</text:p>
      <text:p text:style-name="P2"><text:span text:style-name="Strong_20_Emphasis"><text:span text:style-name="T2">Constraints:</text:span></text:span></text:p>
      <text:list text:style-name="L1">
        <text:list-item>
          <text:p text:style-name="P9"><text:span text:style-name="Source_20_Text"><text:span text:style-name="T1">1 &lt;= s.length &lt;= 100</text:span></text:span></text:p>
        </text:list-item>
        <text:list-item>
          <text:p text:style-name="P10"><text:span text:style-name="Source_20_Text"><text:span text:style-name="T1">s</text:span></text:span> consists only of uppercase English letters.</text:p>
        </text:list-item>
      </text:list>
      <text:p text:style-name="Text_20_body"/>
      <text:h text:style-name="P8" text:outline-level="1">2696. Minimum String Length After Removing Substrings</text:h>
      <text:p text:style-name="P6">/*</text:p>
      <text:p text:style-name="P6"><text:s text:c="4"/><text:span text:style-name="T4">Straight forward approach</text:span></text:p>
      <text:p text:style-name="P6"><text:s text:c="4"/>Time complexity: O(n^2)</text:p>
      <text:p text:style-name="P6"><text:s text:c="4"/>Space complexity: O(1)</text:p>
      <text:p text:style-name="P6">*/</text:p>
      <text:p text:style-name="P6">class Solution {</text:p>
      <text:p text:style-name="P6"><text:s text:c="4"/>public:</text:p>
      <text:p text:style-name="P6"><text:s text:c="8"/>int minLength(std::string s){</text:p>
      <text:p text:style-name="P6"><text:s text:c="12"/>bool flag=true;</text:p>
      <text:p text:style-name="P6"><text:s text:c="12"/>while(flag){</text:p>
      <text:p text:style-name="P6"><text:s text:c="16"/>flag=false;</text:p>
      <text:p text:style-name="P6"><text:s text:c="16"/>string::size_type i=s.find("AB");</text:p>
      <text:p text:style-name="P6"><text:s text:c="16"/>if (i!=string::npos){</text:p>
      <text:p text:style-name="P6"><text:s text:c="20"/>flag=true;</text:p>
      <text:p text:style-name="P6"><text:s text:c="20"/>s.erase(i,2);</text:p>
      <text:p text:style-name="P6"><text:s text:c="16"/>}</text:p>
      <text:p text:style-name="P6"><text:s text:c="16"/>i=s.find("CD");</text:p>
      <text:p text:style-name="P6"><text:s text:c="16"/>if (i!=string::npos){</text:p>
      <text:p text:style-name="P6"><text:s text:c="20"/>flag=true;</text:p>
      <text:p text:style-name="P6"><text:s text:c="20"/>s.erase(i,2);</text:p>
      <text:p text:style-name="P6"><text:s text:c="16"/>}</text:p>
      <text:p text:style-name="P6"><text:s text:c="12"/>}</text:p>
      <text:p text:style-name="P6"><text:s text:c="12"/>return s.size();</text:p>
      <text:p text:style-name="P6"><text:s text:c="8"/>}</text:p>
      <text:p text:style-name="P6">};</text:p>
      <text:h text:style-name="P8" text:outline-level="1">2696. Minimum String Length After Removing Substrings</text:h>
      <text:p text:style-name="P7">/*</text:p>
      <text:p text:style-name="P7"><text:s text:c="4"/><text:span text:style-name="T4">Stack</text:span></text:p>
      <text:p text:style-name="P7"><text:s text:c="4"/>Time complexity: O(n)</text:p>
      <text:p text:style-name="P7"><text:s text:c="4"/>Space complexity: O(n)</text:p>
      <text:p text:style-name="P7">*/</text:p>
      <text:p text:style-name="P7">class Solution {</text:p>
      <text:p text:style-name="P7"><text:s text:c="4"/>public:</text:p>
      <text:p text:style-name="P7"><text:s text:c="8"/>int minLength(std::string s){</text:p>
      <text:p text:style-name="P7"><text:s text:c="12"/>std::stack&lt;char&gt; st;</text:p>
      <text:p text:style-name="P7"><text:s text:c="12"/>bool push=true; // To know what to push</text:p>
      <text:p text:style-name="P7"><text:s text:c="12"/>for(char&amp; c: s){</text:p>
      <text:p text:style-name="P7"><text:s text:c="16"/>push=true; // By default we will push the current character</text:p>
      <text:p text:style-name="P7"><text:s text:c="16"/>if(!st.empty() &amp;&amp; c=='B'){ // if current character is 'B'</text:p>
      <text:p text:style-name="P7"><text:s text:c="20"/>// if the previuos character is 'A', remove it and </text:p>
      <text:p text:style-name="P7"><text:s text:c="20"/>// no need to push 'B'</text:p>
      <text:p text:style-name="P7"><text:s text:c="20"/>if(st.top()=='A') st.pop(),push=false;</text:p>
      <text:p text:style-name="P7"><text:s text:c="16"/>}</text:p>
      <text:p text:style-name="P7"><text:s text:c="16"/>else if(!st.empty() &amp;&amp; c=='D'){ // if current character is 'D'</text:p>
      <text:p text:style-name="P7"><text:s text:c="20"/>// if the previuos character is 'C', remove it and </text:p>
      <text:p text:style-name="P7"><text:s text:c="20"/>// no need to push 'D'</text:p>
      <text:p text:style-name="P7"><text:s text:c="20"/>if(st.top()=='C') st.pop(),push=false;</text:p>
      <text:p text:style-name="P7"><text:s text:c="16"/>}</text:p>
      <text:p text:style-name="P7"><text:s text:c="16"/></text:p>
      <text:p text:style-name="P7"><text:s text:c="16"/>if(push) st.push(c);</text:p>
      <text:p text:style-name="P7"><text:s text:c="12"/>}</text:p>
      <text:p text:style-name="P7"><text:s text:c="12"/></text:p>
      <text:p text:style-name="P7"><text:s text:c="12"/>return st.size();</text:p>
      <text:p text:style-name="P7"><text:s text:c="8"/>}</text:p>
      <text:p text:style-name="P7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37:52.203408087</meta:creation-date>
    <dc:date>2024-10-07T12:05:17.575712970</dc:date>
    <meta:editing-duration>PT15M</meta:editing-duration>
    <meta:editing-cycles>4</meta:editing-cycles>
    <meta:generator>LibreOffice/24.2.5.2$Linux_X86_64 LibreOffice_project/420$Build-2</meta:generator>
    <meta:document-statistic meta:table-count="0" meta:image-count="0" meta:object-count="0" meta:page-count="3" meta:paragraph-count="77" meta:word-count="336" meta:character-count="2653" meta:non-whitespace-character-count="1784"/>
  </office:meta>
</office:document-meta>
</file>